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Código">
            <text:p>Código</text:p>
          </table:table-cell>
          <table:table-cell table:style-name="pd1" office:value-type="string" office:value="Título">
            <text:p>Título</text:p>
          </table:table-cell>
          <table:table-cell table:style-name="pd1" office:value-type="string" office:value="Volume">
            <text:p>Volume</text:p>
          </table:table-cell>
          <table:table-cell table:style-name="pd1" office:value-type="string" office:value="Autor">
            <text:p>Autor</text:p>
          </table:table-cell>
          <table:table-cell table:style-name="pd1" office:value-type="string" office:value="Edição">
            <text:p>Edição</text:p>
          </table:table-cell>
          <table:table-cell table:style-name="pd1" office:value-type="string" office:value="Ano">
            <text:p>Ano</text:p>
          </table:table-cell>
          <table:table-cell table:style-name="pd1" office:value-type="string" office:value="Editora">
            <text:p>Editora</text:p>
          </table:table-cell>
          <table:table-cell table:style-name="pd1" office:value-type="string" office:value="ISBN13">
            <text:p>ISBN13</text:p>
          </table:table-cell>
          <table:table-cell table:style-name="pd1" office:value-type="string" office:value="Qtd. Pags">
            <text:p>Qtd. Pags</text:p>
          </table:table-cell>
          <table:table-cell table:style-name="pd1" office:value-type="string" office:value="Gêneros">
            <text:p>Gêneros</text:p>
          </table:table-cell>
          <table:table-cell table:style-name="pd1" office:value-type="string" office:value="Idioma Original">
            <text:p>Idioma Original</text:p>
          </table:table-cell>
          <table:table-cell table:style-name="pd1" office:value-type="string" office:value="Idioma">
            <text:p>Idioma</text:p>
          </table:table-cell>
          <table:table-cell table:style-name="pd1" office:value-type="string" office:value="Tradutores">
            <text:p>Tradutores</text:p>
          </table:table-cell>
          <table:table-cell table:style-name="pd1" office:value-type="string" office:value="Capa">
            <text:p>Capa</text:p>
          </table:table-cell>
        </table:table-row>
        <table:table-row>
          <table:table-cell office:value-type="string" office:value="L1">
            <text:p>L1</text:p>
          </table:table-cell>
          <table:table-cell office:value-type="string" office:value="Crepúsculo">
            <text:p>Crepúsculo</text:p>
          </table:table-cell>
          <table:table-cell office:value-type="string" office:value="Único">
            <text:p>Único</text:p>
          </table:table-cell>
          <table:table-cell office:value-type="string" office:value="Stephenie Meyer">
            <text:p>Stephenie Meyer</text:p>
          </table:table-cell>
          <table:table-cell office:value-type="string" office:value="3ª">
            <text:p>3ª</text:p>
          </table:table-cell>
          <table:table-cell office:value-type="float" office:value="2009">
            <text:p>2009</text:p>
          </table:table-cell>
          <table:table-cell office:value-type="string" office:value="Intrínseca">
            <text:p>Intrínseca</text:p>
          </table:table-cell>
          <table:table-cell office:value-type="float" office:value="9788598078304">
            <text:p>9788598078304</text:p>
          </table:table-cell>
          <table:table-cell office:value-type="float" office:value="355">
            <text:p>355</text:p>
          </table:table-cell>
          <table:table-cell office:value-type="string" office:value="['Ficção', 'Ficção Americana']">
            <text:p>['Ficção', 'Ficção Americana']</text:p>
          </table:table-cell>
          <table:table-cell office:value-type="string" office:value="Inglês">
            <text:p>Inglês</text:p>
          </table:table-cell>
          <table:table-cell office:value-type="string" office:value="Português">
            <text:p>Português</text:p>
          </table:table-cell>
          <table:table-cell office:value-type="string" office:value="Ryta Magalhães Vinagre">
            <text:p>Ryta Magalhães Vinagre</text:p>
          </table:table-cell>
          <table:table-cell office:value-type="string" office:value="Comum">
            <text:p>Comum</text:p>
          </table:table-cell>
        </table:table-row>
        <table:table-row>
          <table:table-cell office:value-type="string" office:value="L2">
            <text:p>L2</text:p>
          </table:table-cell>
          <table:table-cell office:value-type="string" office:value="Lua Nova">
            <text:p>Lua Nova</text:p>
          </table:table-cell>
          <table:table-cell office:value-type="string" office:value="Único">
            <text:p>Único</text:p>
          </table:table-cell>
          <table:table-cell office:value-type="string" office:value="Stephenie Meyer">
            <text:p>Stephenie Meyer</text:p>
          </table:table-cell>
          <table:table-cell office:value-type="string" office:value="2ª">
            <text:p>2ª</text:p>
          </table:table-cell>
          <table:table-cell office:value-type="float" office:value="2008">
            <text:p>2008</text:p>
          </table:table-cell>
          <table:table-cell office:value-type="string" office:value="Intrínseca">
            <text:p>Intrínseca</text:p>
          </table:table-cell>
          <table:table-cell office:value-type="float" office:value="9788598078359">
            <text:p>9788598078359</text:p>
          </table:table-cell>
          <table:table-cell office:value-type="float" office:value="401">
            <text:p>401</text:p>
          </table:table-cell>
          <table:table-cell office:value-type="string" office:value="Ficção Americana">
            <text:p>Ficção Americana</text:p>
          </table:table-cell>
          <table:table-cell office:value-type="string" office:value="Inglês">
            <text:p>Inglês</text:p>
          </table:table-cell>
          <table:table-cell office:value-type="string" office:value="Português">
            <text:p>Português</text:p>
          </table:table-cell>
          <table:table-cell office:value-type="string" office:value="Ryta Magalhães Vinagre">
            <text:p>Ryta Magalhães Vinagre</text:p>
          </table:table-cell>
          <table:table-cell office:value-type="string" office:value="Comum">
            <text:p>Comum</text:p>
          </table:table-cell>
        </table:table-row>
        <table:table-row>
          <table:table-cell office:value-type="string" office:value="L3">
            <text:p>L3</text:p>
          </table:table-cell>
          <table:table-cell office:value-type="string" office:value="Extraordinário">
            <text:p>Extraordinário</text:p>
          </table:table-cell>
          <table:table-cell office:value-type="string" office:value="Único">
            <text:p>Único</text:p>
          </table:table-cell>
          <table:table-cell office:value-type="string" office:value="R. J. Palacio">
            <text:p>R. J. Palacio</text:p>
          </table:table-cell>
          <table:table-cell office:value-type="string" office:value="1ª">
            <text:p>1ª</text:p>
          </table:table-cell>
          <table:table-cell office:value-type="float" office:value="2013">
            <text:p>2013</text:p>
          </table:table-cell>
          <table:table-cell office:value-type="string" office:value="Intrínseca">
            <text:p>Intrínseca</text:p>
          </table:table-cell>
          <table:table-cell office:value-type="float" office:value="9788580573015">
            <text:p>9788580573015</text:p>
          </table:table-cell>
          <table:table-cell office:value-type="float" office:value="319">
            <text:p>319</text:p>
          </table:table-cell>
          <table:table-cell office:value-type="string" office:value="Ficção Americana">
            <text:p>Ficção Americana</text:p>
          </table:table-cell>
          <table:table-cell office:value-type="string" office:value="Inglês">
            <text:p>Inglês</text:p>
          </table:table-cell>
          <table:table-cell office:value-type="string" office:value="Português">
            <text:p>Português</text:p>
          </table:table-cell>
          <table:table-cell office:value-type="string" office:value="Raquel Agavino">
            <text:p>Raquel Agavino</text:p>
          </table:table-cell>
          <table:table-cell office:value-type="string" office:value="Comum">
            <text:p>Comum</text:p>
          </table:table-cell>
        </table:table-row>
        <table:table-row>
          <table:table-cell office:value-type="string" office:value="L4">
            <text:p>L4</text:p>
          </table:table-cell>
          <table:table-cell office:value-type="string" office:value="O Código da Vinci">
            <text:p>O Código da Vinci</text:p>
          </table:table-cell>
          <table:table-cell office:value-type="string" office:value="Único">
            <text:p>Único</text:p>
          </table:table-cell>
          <table:table-cell office:value-type="string" office:value="Dan Brown">
            <text:p>Dan Brown</text:p>
          </table:table-cell>
          <table:table-cell office:value-type="string" office:value="1ª">
            <text:p>1ª</text:p>
          </table:table-cell>
          <table:table-cell office:value-type="float" office:value="2004">
            <text:p>2004</text:p>
          </table:table-cell>
          <table:table-cell office:value-type="string" office:value="Sextante">
            <text:p>Sextante</text:p>
          </table:table-cell>
          <table:table-cell office:value-type="float" office:value="9788575421130">
            <text:p>9788575421130</text:p>
          </table:table-cell>
          <table:table-cell office:value-type="float" office:value="423">
            <text:p>423</text:p>
          </table:table-cell>
          <table:table-cell office:value-type="string" office:value="['Ficção', 'Ficção Americana']">
            <text:p>['Ficção', 'Ficção Americana']</text:p>
          </table:table-cell>
          <table:table-cell office:value-type="string" office:value="Inglês">
            <text:p>Inglês</text:p>
          </table:table-cell>
          <table:table-cell office:value-type="string" office:value="Português">
            <text:p>Português</text:p>
          </table:table-cell>
          <table:table-cell office:value-type="string" office:value="Celina Magalhães Falck-Cook">
            <text:p>Celina Magalhães Falck-Cook</text:p>
          </table:table-cell>
          <table:table-cell office:value-type="string" office:value="Comum">
            <text:p>Comum</text:p>
          </table:table-cell>
        </table:table-row>
        <table:table-row>
          <table:table-cell office:value-type="string" office:value="L5">
            <text:p>L5</text:p>
          </table:table-cell>
          <table:table-cell office:value-type="string" office:value="Motor Eletromagnético">
            <text:p>Motor Eletromagnético</text:p>
          </table:table-cell>
          <table:table-cell office:value-type="string" office:value="Único">
            <text:p>Único</text:p>
          </table:table-cell>
          <table:table-cell office:value-type="string" office:value="Nikola Tesla">
            <text:p>Nikola Tesla</text:p>
          </table:table-cell>
          <table:table-cell office:value-type="string" office:value="1ª">
            <text:p>1ª</text:p>
          </table:table-cell>
          <table:table-cell office:value-type="float" office:value="2016">
            <text:p>2016</text:p>
          </table:table-cell>
          <table:table-cell office:value-type="string" office:value="Ateliê Típográfico UFG">
            <text:p>Ateliê Típográfico UFG</text:p>
          </table:table-cell>
          <table:table-cell office:value-type="float" office:value="9788549500540">
            <text:p>9788549500540</text:p>
          </table:table-cell>
          <table:table-cell office:value-type="float" office:value="72">
            <text:p>72</text:p>
          </table:table-cell>
          <table:table-cell office:value-type="string" office:value="['Máquinas Elétricas', 'Conversão Eletromagnética de Energia', 'Sistemas de Energia Elétrica', 'Registro de Patente']">
            <text:p>['Máquinas Elétricas', 'Conversão Eletromagnética de Energia', 'Sistemas de Energia Elétrica', 'Registro de Patente']</text:p>
          </table:table-cell>
          <table:table-cell office:value-type="string" office:value="Inglês">
            <text:p>Inglês</text:p>
          </table:table-cell>
          <table:table-cell office:value-type="string" office:value="Português">
            <text:p>Português</text:p>
          </table:table-cell>
          <table:table-cell office:value-type="string" office:value="Igor Kopcak">
            <text:p>Igor Kopcak</text:p>
          </table:table-cell>
          <table:table-cell office:value-type="string" office:value="Comum">
            <text:p>Comum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